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11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baudrate </text:p>
          </table:table-cell>
          <table:table-cell office:value-type="float" office:value="1200">
            <text:p>1200</text:p>
          </table:table-cell>
          <table:table-cell office:value-type="string">
            <text:p>Bits per sec</text:p>
          </table:table-cell>
        </table:table-row>
        <table:table-row table:style-name="ro2">
          <table:table-cell office:value-type="string">
            <text:p>byte rate </text:p>
          </table:table-cell>
          <table:table-cell table:formula="of:=ROUNDDOWN([.B3]/11;0)" office:value-type="float" office:value="109">
            <text:p>109</text:p>
          </table:table-cell>
          <table:table-cell office:value-type="string">
            <text:p>Bytes per secs (divide by 11 allows for one bit idle time over the theoreticl max data rate)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framed_packet_size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packet_sec</text:p>
          </table:table-cell>
          <table:table-cell table:formula="of:=[.B4]/[.B6]" office:value-type="float" office:value="12.1111111111111">
            <text:p>12.111111111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packets for all data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data change sec</text:p>
          </table:table-cell>
          <table:table-cell table:formula="of:=[.B8]/[.B10]" office:value-type="float" office:value="4.03703703703704">
            <text:p>4.037037037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3-12-13T08:48:03</meta:creation-date>
    <dc:date>2013-12-13T18:53:11</dc:date>
    <dc:creator>Andy </dc:creator>
    <meta:editing-duration>PT1H35M11S</meta:editing-duration>
    <meta:editing-cycles>3</meta:editing-cycles>
    <meta:generator>LibreOffice/3.5$Linux_x86 LibreOffice_project/350m1$Build-2</meta:generator>
    <meta:document-statistic meta:table-count="3" meta:cell-count="14" meta:object-count="0"/>
  </office:meta>
</office:document-meta>
</file>